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The three crowns/</text:p>
      <text:p text:style-name="P6">an address specially for a Bar Mitzva boy/</text:p>
      <text:p text:style-name="P6">who was a Cohen/</text:p>
      <text:p text:style-name="P6"/>
      <text:p text:style-name="P5">[Page 1]</text:p>
      <text:p text:style-name="P5">[Hebrew]/ The three crowns by which a Mishnic Sage symbolized/ three powers in Israel, shone with oriental brightness. <text:s/>The Law,/ priesthood, and royalty wore those jewelled[sic!] diadems. <text:s/>The/ highest among men made obeisance to the Law. <text:s/>She had/ sent forth <text:span text:style-name="T2">freedom</text:span><text:span text:style-name="T4"> order, her attendant, to </text:span><text:span text:style-name="T2">establish</text:span><text:span text:style-name="T4"> give stability to the social </text:span><text:span text:style-name="T2">order</text:span><text:span text:style-name="T4"> compact/ and promote the social weal. <text:s/>Upon honesty she </text:span><text:span text:style-name="T2">looked with</text:span><text:span text:style-name="T4"> bestowed </text:span><text:span text:style-name="T2">her</text:span><text:span text:style-name="T4">/ gracious smiles; at her frowning wickedness was covered with/ shame. <text:s/>In a spacious chamber of the Temple, whose/ floor of marble stones equal in size and in shape singled it/ out, sat the crowned Law. <text:s/>She opened her mouth with/ wisdom, and the dictates of </text:span><text:span text:style-name="T2">truth</text:span><text:span text:style-name="T4"> reason flowed from her lips./ <text:s/>You have recognized in her, O fellow-believers! the ancient/ council of our people, the Sanhedrin, shielding the indivi-/-dual from wrong, bringing </text:span><text:span text:style-name="T2">the</text:span><text:span text:style-name="T4"> right to light, crushing with/ a ponderous blow the evil-doer, banishing disputes, and guard-/-ing against encroachments the treasures of national traditions./ <text:s/>The diadem adorning that august Senate was answering/ rectitude; the exemplifying of the Divine rule by which the/ guilty poor found no leniency because of their poverty, nor/ the culpable rich judicial connivance by reason of their wealth./</text:span></text:p>
      <text:p text:style-name="P5"><text:span text:style-name="T4"/></text:p>
      <text:p text:style-name="P5"><text:span text:style-name="T4">[Page 2]</text:span></text:p>
      <text:p text:style-name="P5"><text:soft-page-break/><text:span text:style-name="T4">A fitting representative of the law of God, that/ supreme tribunal of Israel commanded reverence, and ranked/ foremost among our authorities in the days of yore./</text:span></text:p>
      <text:p text:style-name="P5"><text:span text:style-name="T4">The second crown sparkled on the brows of priesthood. <text:s/>Of the/ twelve tribes set apart as custodians of a humanizing religion,/ one family had alone been vested with a power inalienable/ and most exalted. <text:s/>A close communion with God was vouch-/-safed solely to Aaron and his descendants. <text:s/>Their feet could tread/ the spot, which none other dared enter. <text:s/>And in their hands/ </text:span><text:span text:style-name="T2">a</text:span><text:span text:style-name="T4"> sacrificial atonements on the outer altar, and the </text:span><text:span text:style-name="T2">offering</text:span><text:span text:style-name="T4"> burning of/ incense upon the golden altar </text:span><text:span text:style-name="T2">inlaid with gold</text:span><text:span text:style-name="T4"> within, became a sweet savor to the/ Lord. <text:s/>The defilements which separated man from his associates; the/ impurities which debarred from admission into the Sanctuary,/ their sacerdotal aspersions washed away. <text:s/>Distinct in appearance,/ and in apparel the privileged household stood between the Al-/-mighty Bestower of blessings, and the recipients of His loving-/-kindness. <text:s/>They put His name upon the children of Israel,/ and drew down a heavenly influence. <text:s/>And when the dreaded/ morning arrived, on which the officiating Pontiff penetrated the/ veil that had the holy of holies, and prostrate at that shrine/ made fervent entreaties for his land and for his people, the crown/ of priesthood </text:span><text:span text:style-name="T2">became</text:span><text:span text:style-name="T4"> grew truly resplendent; so luminous, that all eyes turned/</text:span></text:p>
      <text:p text:style-name="P5"><text:span text:style-name="T4"/></text:p>
      <text:p text:style-name="P5"><text:span text:style-name="T4">[Page 3]</text:span></text:p>
      <text:p text:style-name="P5"><text:span text:style-name="T4">towards it as to a sun diffusing light and warmth./ <text:s/>The third crown was set upon royalty. <text:s/>It became well the war-/-rior and statesman, who sung immortal lays on the melodious/ harp. <text:s/>The scions of the Davidian stock, whose statement arms/ defended the ancestral heritage, wore it with dignity. <text:s/>They added/ lustre thereto when the throne subserved the worship, and lent/ influence to the courts of justice. <text:s/>The brilliancy of that diadem/ radiated then </text:span><text:span text:style-name="T2">to</text:span><text:span text:style-name="T4"> in all directions. <text:s/>Multitudes gazed admiringly upon/ the object that mirrored forth righteousness. <text:s/>A halo of glory/ surrounded the king who rendered his power the staff leading/ securely to the rich fields of national prosperity. <text:s/>Regal prerogatives so/ </text:span><text:span text:style-name="T2">nobly</text:span><text:span text:style-name="T4"> beneficently exercised must have endeared the possessors to every/ heart endowed with feelings; must have raised them in every/ mind </text:span><text:span text:style-name="T2">that correctly thought</text:span><text:span text:style-name="T4"> capable of thinking aright./</text:span></text:p>
      <text:p text:style-name="P5"><text:span text:style-name="T4">But the three crowns for which the Mishnic Sage bespeaks/ universal acceptance, often forfeited their claims to respect./ <text:s/>The Law cast at times its whole weight on the balance of/ inequity. <text:s/>It did not spurn the bribe which dim the eyes/ of wisdom; it did not </text:span><text:span text:style-name="T2">raise</text:span><text:span text:style-name="T4"> uplift the </text:span><text:span text:style-name="T2">glaive</text:span><text:span text:style-name="T4"> axe to strike crime defiantly/ looking down from </text:span><text:span text:style-name="T2">every</text:span><text:span text:style-name="T4"> high places./</text:span></text:p>
      <text:p text:style-name="P5"><text:span text:style-name="T4"/></text:p>
      <text:p text:style-name="P5"><text:span text:style-name="T4">[Page 4]</text:span></text:p>
      <text:p text:style-name="P5"><text:span text:style-name="T4">Of all the numbers of the national council, who/ summoned a prince of the Asmonean race before the bar of justice,/ one only dared </text:span><text:span text:style-name="T2">meet the looks of</text:span><text:span text:style-name="T4"> sternly to confront the imperious ruler./</text:span></text:p>
      <text:p text:style-name="P5"><text:span text:style-name="T4">And how tarnished the crown of priesthood did become, when a/ Jason, &amp; an Alcimus placed it upon their heads, history has/ deploringly described. <text:s/>The golden plate upon which "holiness/ to the Lord" was inscribed, far from representing the meekness/ of Aaron, that loved peace, and followed it, loved all creatures,/ and suasively won them over to a soul-redeeming faith, represented ambition/ and strive, Grecian ungodliness, and shameless immorality./ <text:s/>What need I say of the crown of royalty, which has not/ already been written with a pen dipped in righteous wroth by/ our prophets and annalists? <text:s/>The instances in which it retained/ its brilliancy are the exception; the occasions whereon it lost/ eveyr spark of the original lustre, are the rale. <text:s/>Against some/ pure-hearted Josiahs, a score of infamous Jeroboams can be set/ off. <text:s/>And a Herod in later ages did more to draw hatred and/ contempt upon the regal diadem, than Simon the benefactor/ and the ethnarch of the Jews, or any o the Maccabeans ac-/-complished to gain for princely authority the esteem of/ their countrymen./</text:span></text:p>
      <text:p text:style-name="P5"><text:span text:style-name="T4">But the Sage of the Mishna knew that power engenders/</text:span></text:p>
      <text:p text:style-name="P5"><text:span text:style-name="T4"/></text:p>
      <text:p text:style-name="P5"><text:span text:style-name="T4">[Page 5]</text:span></text:p>
      <text:p text:style-name="P5"><text:span text:style-name="T4">haughtiness. <text:s/>He felt that however responsible, sacred and/ elevated may be the office with which </text:span><text:soft-page-break/><text:span text:style-name="T4">mortals are invested, corruption/ hems it around. <text:s/>He could but acknowledge that the </text:span><text:span text:style-name="T5">Sandhedrin</text:span><text:span text:style-name="T6">/ who administered the law in Israel, commended themselves to the/ reverence of the community. <text:s/>Perspicuity in judgment, </text:span><text:span text:style-name="T3">extensive</text:span><text:span text:style-name="T6">/ a learning </text:span><text:span text:style-name="T3">an thorough knowledge of Sinaic nature</text:span><text:span text:style-name="T6"> varied and extensive </text:span><text:span text:style-name="T3">insight</text:span><text:span text:style-name="T6"> broad experience, the performance of duties con-/-tinued and onerous, must surely entitle to tokens of deference./ <text:s/>So likewise he admitted that the ministry, whom God Himself/ had ordained, and through whose agency He promised the remission/ of sin; the Jewish priesthood, delegated from on high, and de-/-manding for its functions of long training, a body without blemish/ and a mind free from earthly cares, ought to have inspired/ awe and veneration. <text:s/>And not less than either, the annointed[sic!]/ of the Lord, who stood at the breach in the time of danger, and/ averted it by courage and sagacity. <text:s/>The chief Executive, called/ a King, who exercised illimitable authority to quell seditions,/ and restore tranquillity[sic!] in Zion, was to have called forth sentiments/ of profound respect. <text:s/>But the Mishnic Sage </text:span><text:span text:style-name="T3">was</text:span><text:span text:style-name="T6"> could not </text:span><text:span text:style-name="T3">blind</text:span><text:span text:style-name="T6"> ignore/ </text:span><text:span text:style-name="T3">to</text:span><text:span text:style-name="T6"> the fact that those three powers too frequently abused, brought/ disgrace upon the country of Israel, and heinously offended the Deity./ <text:s/>He must </text:span><text:span text:style-name="T3">have</text:span><text:span text:style-name="T6"> then have asked himself in the language of the Psalmist</text:span><text:span text:style-name="T3">?</text:span><text:span text:style-name="T6"> When the/ foundations are being torn down, what can the righteous do?/</text:span></text:p>
      <text:p text:style-name="P5"><text:span text:style-name="T6"/></text:p>
      <text:p text:style-name="P5"><text:span text:style-name="T6">[Page 6]</text:span></text:p>
      <text:p text:style-name="P5"><text:span text:style-name="T6">Is </text:span><text:span text:style-name="T3">there</text:span><text:span text:style-name="T6"> not society verging at such a junction on the brink of ruin? <text:s/></text:span><text:span text:style-name="T3">Are</text:span><text:span text:style-name="T6"> Where can the</text:span><text:span text:style-name="T3">y no</text:span><text:span text:style-name="T6"> means be found any by which/ it may be still upheld? <text:s/>If the crowns on which the commonwealth should/ glory </text:span><text:span text:style-name="T3">presents</text:span><text:span text:style-name="T6"> exhibit only stains and ineffaccable spots, </text:span><text:span text:style-name="T3">when shall</text:span><text:span text:style-name="T6"> may/ we look for another which </text:span><text:span text:style-name="T3">may</text:span><text:span text:style-name="T6"> emitting a shining light?/ <text:s/>And the mind </text:span><text:span text:style-name="T3">beheld</text:span><text:span text:style-name="T6"> of the olden Sage </text:span><text:span text:style-name="T5">was</text:span><text:span text:style-name="T6"> shown a crown exceeding all in brightness. <text:s/>A/ crown </text:span><text:span text:style-name="T3">of private virtues</text:span><text:span text:style-name="T6"> which the humblest individual may put/ on to the deliverance and </text:span><text:span text:style-name="T3">exaltation</text:span><text:span text:style-name="T6"> regeneration of the community./ <text:s/>[Hebrew]/ <text:s/>R. Simeon writes: "We recognize three crowns, that of the law,/ that of priesthood, and that of royalty; but the crown of a/ good name is vastly their superior" </text:span><text:span text:style-name="T3">to th[?]."</text:span><text:span text:style-name="T6"> <text:s/>It is not dependent/ on a human or even a divine </text:span><text:span text:style-name="T5">investiture</text:span><text:span text:style-name="T6">. <text:s/>Whoever </text:span><text:span text:style-name="T5">wishes it</text:span><text:span text:style-name="T6"> can/ adorn himself therewith. <text:s/>Unbending uprightness places/ it at one's disposal. <text:s/>For the </text:span><text:span text:style-name="T3">man</text:span><text:span text:style-name="T6"> social being who never stooped to/ meanness. <text:s/>The </text:span><text:span text:style-name="T3">man</text:span><text:span text:style-name="T6"> being who can bear himself </text:span><text:span text:style-name="T3">heat</text:span><text:span text:style-name="T6"> aloft in the con-/-sciousness of having pursued a line of conduct honorable and/ philanthropic will be acknowledged </text:span><text:span text:style-name="T3">the King of virtue glorious</text:span><text:span text:style-name="T6"> nature's nobleman./ <text:s/>He confers upon the commonwealth the greatest good./ <text:s/>An example of unflinching rectitude. <text:s/>Like a sweet-scented plant, which/ diffuses its fragrance beyond the spot wherein it has grown,/ so do the just spread </text:span><text:span text:style-name="T3">beyond</text:span><text:span text:style-name="T6"> further than their own circles their distinguished qualities./</text:span></text:p>
      <text:p text:style-name="P5"><text:span text:style-name="T6"/></text:p>
      <text:p text:style-name="P5"><text:span text:style-name="T6">[Page 7]</text:span></text:p>
      <text:p text:style-name="P5"><text:span text:style-name="T6">The world may perchance be tardy in </text:span><text:span text:style-name="T3">ad</text:span><text:span text:style-name="T6"> confessing its indebtedness so such./ <text:s/>For while many will agree to ostracize an Arestides because/ of his overshadowing probity, few </text:span><text:span text:style-name="T3">will</text:span><text:span text:style-name="T6"> may be willing to set him up/ at once as a pattern </text:span><text:span text:style-name="T3">of righteousness</text:span><text:span text:style-name="T6"> worthy of being copied. <text:s/>But a high character,/ though silent is self-asserting. <text:s/>It compels recognition admiration and/ imitation. <text:s/>It wears a crown studded with sparkling gems, </text:span><text:span text:style-name="T3">sed</text:span><text:span text:style-name="T6"> shed-/-ding </text:span><text:span text:style-name="T3">it</text:span><text:span text:style-name="T6"> rays upon myriads. <text:s/>Even vice is forced to bend the/ knee before that nobility. <text:s/>The hypocritical who feign</text:span><text:span text:style-name="T3">s</text:span><text:span text:style-name="T6"> inno-/-cence, and dissemble in order to cover up depravity, pay</text:span><text:span text:style-name="T3">s</text:span><text:span text:style-name="T6"> a tribute to/ the real virtue they do</text:span><text:span text:style-name="T3">es</text:span><text:span text:style-name="T6"> not possess. <text:s/>They brand</text:span><text:span text:style-name="T3">s</text:span><text:span text:style-name="T6"> their own/ demeanour with the stigma of reproach, while professing/to do homage to goodness. <text:s/>And a good name, which raises its possessor to the height of the social edifice, which he acts well his part in life, has still a powerful hold upon his mind, when all which is terrestrial vani shes apace. <text:s/>I think that the moralist, who/ declared in the same sentence the superiority of a good name to/ precious ointment, and the day of death to that of one's birth,/ intended to impart this grand</text:span><text:span text:style-name="T3">est of lessons</text:span><text:span text:style-name="T6"> truth. <text:s/>The hour of depar-/-ture from earth </text:span><text:span text:style-name="T3">by</text:span><text:span text:style-name="T6"> to </text:span><text:span text:style-name="T3">in</text:span><text:span text:style-name="T6"> him who has deservedly enjoyed a reputation/ for sterling honest and sincere piety is </text:span><text:span text:style-name="T3">frequent with delights,</text:span><text:span text:style-name="T6"> a herald of glories ineffable/ and unfading in comparison of which the </text:span><text:span text:style-name="T3">pleasures</text:span><text:span text:style-name="T6"> pomp and honor and most exalted positions of this probationary world, from/ the hour we were ushered in to its </text:span><text:soft-page-break/><text:span text:style-name="T6">very last, are but phantoms./</text:span></text:p>
      <text:p text:style-name="P5"><text:span text:style-name="T6">Yes! law, priesthood and royalty may demand obeisance. <text:s/>A good/ name receives it spontaneously. <text:s/>The august Sanhedrin, holding/ in hand the scales of justice; the majestic priest approaching in spotless/</text:span></text:p>
      <text:p text:style-name="P5"><text:span text:style-name="T6"/></text:p>
      <text:p text:style-name="P5"><text:span text:style-name="T6">[Page 8]</text:span></text:p>
      <text:p text:style-name="P5"><text:span text:style-name="T6">white, </text:span><text:span text:style-name="T3">ministering before</text:span><text:span text:style-name="T6"> the sacred depository of the ark of the covenant, the monarch bearing the/ destiny of </text:span><text:span text:style-name="T3">a</text:span><text:span text:style-name="T6"> realms on </text:span><text:span text:style-name="T3">his sceptre the hilt of his sword</text:span><text:span text:style-name="T6"> a wave of his sceptre may hope for an eternity of/ glory </text:span><text:span text:style-name="T3">only</text:span><text:span text:style-name="T6"> if they exercised power only for the public weal; and never/ for their own aggrandizement, but that being who, treading the hum-/-blest walks of life, gathered the crown of a good name, will/ move on with surer steps towards the unknown future; be-/-cause preceded by indubitable righteousness, followed by the/ </text:span><text:span text:style-name="T3">v</text:span><text:span text:style-name="T6"> richest blessings of a multitude./</text:span></text:p>
      <text:p text:style-name="P5"><text:span text:style-name="T6">That is the crown with which I most </text:span><text:span text:style-name="T3">earnestly wish</text:span><text:span text:style-name="T6"> eagerly desire that you/ my dear young brother--Bar Mitzva'--be decked. <text:s/>The oil of/ sanctity </text:span><text:span text:style-name="T3">power</text:span><text:span text:style-name="T6"> poured whilom upon the head of your ancestors/ has not lost all its perfume. <text:s/>It clings yet in a measure to the family of/ Aaron. <text:s/>Because you retain it, you are given preeminence/ in some of our retinal observances. <text:s/>And you will have the right/ to pronounce, in the words of Israel's God, a threefold benediction upon/ the house of your brethren. <text:s/>Let the lips that utter it be/ purified </text:span><text:span text:style-name="T5">seven</text:span><text:span text:style-name="T6">fold. <text:s/>The lava </text:span><text:span text:style-name="T3">in</text:span><text:span text:style-name="T6"> to which you </text:span><text:span text:style-name="T3">seek</text:span><text:span text:style-name="T6"> resort to be cleansed,/ shall be honesty of purpose. <text:s/>If the knowledge of your/ sacerdotal descent, can add fervor to your devotions, a stronger/ incentive to deeds of exemplary probity and enlarged humanity,/</text:span></text:p>
      <text:p text:style-name="P5"><text:span text:style-name="T6"/></text:p>
      <text:p text:style-name="P5"><text:span text:style-name="T6">[Page 9]</text:span></text:p>
      <text:p text:style-name="P5"><text:span text:style-name="T6">cherish it. <text:s/>If it is incapable of breathing into your/ soul, holy aspirations, cease to glory in a high extraction;/ direct your thoughts to the future that you may gain a crown/ infinitely superior to that which your predecessors ore in the/ days of antiquity; even the crown of a good name./</text:span></text:p>
      <text:p text:style-name="P5"><text:span text:style-name="T6">Fortunately you are not left unaided in your striving for/ that inperishable[sic!] acquisition. <text:s/>From all your surroundings/ a voice of encouragement resounds. <text:s/>You are quickened by hearts/ that yearn after righteousness. <text:s/>You are guided by minds, which/ the rays of pure faith </text:span><text:span text:style-name="T3">has</text:span><text:span text:style-name="T6"> have illumined. <text:s/>You cannot go astray./ <text:s/>With such instruction, and such an example you can never forswear/ yourself. <text:s/>My mental vision follows you through a straight path, /marked by parental footsteps. <text:s/>You proceed onward with a manly/ gait. <text:s/>You halt, to gather a precious object within your reach./ <text:s/>It is the crown of a good name. <text:s/>Your brow</text:span><text:span text:style-name="T3">s</text:span><text:span text:style-name="T6"> </text:span><text:span text:style-name="T3">an</text:span><text:span text:style-name="T6"> is adorned there-/-with. <text:s/>Society beholds it and pays you obeisance. <text:s/>The/ house of your brethren praise her that gave you nurture, and/ him that early offered </text:span><text:span text:style-name="T3">early [?]</text:span><text:span text:style-name="T6"> fathers' counsel. <text:s/>This congregation of </text:span><text:span text:style-name="T3">the</text:span><text:span text:style-name="T6">/ faithful, exult in your noble traits of character. <text:s/>Jacob/ rejoices, Israel is exceedingly gla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3T11:47:46.06</meta:creation-date>
    <meta:document-statistic meta:table-count="0" meta:image-count="0" meta:object-count="0" meta:page-count="5" meta:paragraph-count="89" meta:word-count="2248" meta:character-count="14021"/>
    <dc:date>2012-09-13T14:32:38.92</dc:date>
    <dc:creator>Penn Libraries</dc:creator>
    <meta:editing-duration>PT00H14M54S</meta:editing-duration>
    <meta:editing-cycles>1</meta:editing-cycles>
    <meta:generator>OpenOffice.org/3.2$Win32 OpenOffice.org_project/320m12$Build-9483</meta:generator>
  </office:meta>
</office:document-meta>
</file>